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63f7" officeooo:paragraph-rsid="000863f7"/>
    </style:style>
    <style:style style:name="P2" style:family="paragraph" style:parent-style-name="Standard">
      <style:text-properties officeooo:rsid="000bac78" officeooo:paragraph-rsid="0011062e"/>
    </style:style>
    <style:style style:name="P3" style:family="paragraph" style:parent-style-name="Standard">
      <style:text-properties officeooo:paragraph-rsid="000d9802"/>
    </style:style>
    <style:style style:name="P4" style:family="paragraph" style:parent-style-name="Standard">
      <style:text-properties officeooo:rsid="000cd9ec" officeooo:paragraph-rsid="0011062e"/>
    </style:style>
    <style:style style:name="P5" style:family="paragraph" style:parent-style-name="Standard">
      <style:text-properties officeooo:rsid="000cb86c" officeooo:paragraph-rsid="0011062e"/>
    </style:style>
    <style:style style:name="P6" style:family="paragraph" style:parent-style-name="Standard">
      <style:text-properties officeooo:paragraph-rsid="000d9802"/>
    </style:style>
    <style:style style:name="P7" style:family="paragraph" style:parent-style-name="Standard">
      <style:text-properties officeooo:paragraph-rsid="000a6e54"/>
    </style:style>
    <style:style style:name="P8" style:family="paragraph" style:parent-style-name="Standard">
      <style:text-properties style:text-underline-style="solid" style:text-underline-width="auto" style:text-underline-color="font-color" officeooo:rsid="00142805" officeooo:paragraph-rsid="00142805"/>
    </style:style>
    <style:style style:name="P9" style:family="paragraph" style:parent-style-name="Standard">
      <style:text-properties style:text-underline-style="solid" style:text-underline-width="auto" style:text-underline-color="font-color" officeooo:rsid="00206f63" officeooo:paragraph-rsid="0024e39b"/>
    </style:style>
    <style:style style:name="P10" style:family="paragraph" style:parent-style-name="Standard">
      <style:text-properties officeooo:rsid="000cd9ec" officeooo:paragraph-rsid="0011062e"/>
    </style:style>
    <style:style style:name="P11" style:family="paragraph" style:parent-style-name="Standard">
      <style:text-properties officeooo:rsid="0014c09c" officeooo:paragraph-rsid="0014c09c"/>
    </style:style>
    <style:style style:name="P12" style:family="paragraph" style:parent-style-name="Standard">
      <style:text-properties officeooo:paragraph-rsid="0014ee84"/>
    </style:style>
    <style:style style:name="P13" style:family="paragraph" style:parent-style-name="Standard">
      <style:text-properties officeooo:rsid="0016d5f2" officeooo:paragraph-rsid="0016d5f2"/>
    </style:style>
    <style:style style:name="P14" style:family="paragraph" style:parent-style-name="Standard">
      <style:text-properties officeooo:paragraph-rsid="00197f5f"/>
    </style:style>
    <style:style style:name="P15" style:family="paragraph" style:parent-style-name="Standard">
      <style:text-properties officeooo:paragraph-rsid="0019805e"/>
    </style:style>
    <style:style style:name="P16" style:family="paragraph" style:parent-style-name="Standard">
      <style:text-properties officeooo:paragraph-rsid="00142805"/>
    </style:style>
    <style:style style:name="P17" style:family="paragraph" style:parent-style-name="Standard">
      <style:text-properties officeooo:rsid="001fac75" officeooo:paragraph-rsid="001fac75"/>
    </style:style>
    <style:style style:name="T1" style:family="text">
      <style:text-properties officeooo:rsid="000880f8"/>
    </style:style>
    <style:style style:name="T2" style:family="text">
      <style:text-properties officeooo:rsid="000a6e54"/>
    </style:style>
    <style:style style:name="T3" style:family="text">
      <style:text-properties officeooo:rsid="000bac78"/>
    </style:style>
    <style:style style:name="T4" style:family="text">
      <style:text-properties officeooo:rsid="000f776d"/>
    </style:style>
    <style:style style:name="T5" style:family="text">
      <style:text-properties officeooo:rsid="001342d4"/>
    </style:style>
    <style:style style:name="T6" style:family="text">
      <style:text-properties officeooo:rsid="0013732e"/>
    </style:style>
    <style:style style:name="T7" style:family="text">
      <style:text-properties officeooo:rsid="00138ef3"/>
    </style:style>
    <style:style style:name="T8" style:family="text">
      <style:text-properties fo:font-weight="normal" officeooo:rsid="000880f8" style:font-weight-asian="normal" style:font-weight-complex="normal"/>
    </style:style>
    <style:style style:name="T9" style:family="text">
      <style:text-properties fo:font-weight="normal" officeooo:rsid="00183fc2" style:font-weight-asian="normal" style:font-weight-complex="normal"/>
    </style:style>
    <style:style style:name="T10" style:family="text">
      <style:text-properties style:text-underline-style="none"/>
    </style:style>
    <style:style style:name="T11" style:family="text">
      <style:text-properties style:text-underline-style="none" officeooo:rsid="001c5754"/>
    </style:style>
    <style:style style:name="T12" style:family="text">
      <style:text-properties style:text-underline-style="none" officeooo:rsid="001e1513"/>
    </style:style>
    <style:style style:name="T13" style:family="text">
      <style:text-properties style:text-underline-style="none" officeooo:rsid="0022558b"/>
    </style:style>
    <style:style style:name="T14" style:family="text">
      <style:text-properties style:text-underline-style="none" officeooo:rsid="00234cac"/>
    </style:style>
    <style:style style:name="T15" style:family="text">
      <style:text-properties style:text-underline-style="none" officeooo:rsid="0024e39b"/>
    </style:style>
    <style:style style:name="T16" style:family="text">
      <style:text-properties officeooo:rsid="00183fc2"/>
    </style:style>
    <style:style style:name="T17" style:family="text">
      <style:text-properties officeooo:rsid="00197f5f"/>
    </style:style>
    <style:style style:name="T18" style:family="text">
      <style:text-properties officeooo:rsid="0019805e"/>
    </style:style>
    <style:style style:name="T19" style:family="text">
      <style:text-properties officeooo:rsid="001aff0e"/>
    </style:style>
    <style:style style:name="T20" style:family="text">
      <style:text-properties officeooo:rsid="0024e3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nny Hood</text:p>
      <text:p text:style-name="P17">CS 361</text:p>
      <text:p text:style-name="P17">August 21, 2015</text:p>
      <text:p text:style-name="P1"/>
      <text:p text:style-name="P12"><text:span text:style-name="T1"><text:tab/>In the beginning of computing, computers were mainframes designed to execute a program and lacked any form of operating system. The user was required to know the full hardware specification in order to run a program. Once a user's program began running, there was no way to stop the program from running until the program reached the end. A new concept was introduced called the interrupt service routine. This was the precursor to time-sharing, which would dominate operating system design for decades to come. Each user had sole use of the machine for a scheduled period of time and would arrive at the computer with program and data. The program would be loaded into the machine, and the machine would execute the process until the program completed or crashed. </text:span>Eventually the runtime libraries became <text:span text:style-name="T17">united into a single</text:span> program that was started before the first customer job and could read in the customer job, control its execution, record its usage, reassign hardware resources after the job ended, and immediately go on to process the next job. These <text:span text:style-name="T17">autonomous</text:span> background programs, capable of managing multistep processes, were often called monitors or monitor-programs before the term operating system <text:span text:style-name="T17">was used</text:span>.</text:p>
      <text:p text:style-name="P14"><text:span text:style-name="T3"><text:tab/>In 1954, the high level language FORTRAN was developed, and with it came the idea of hardware abstraction. Which now meant that programmers no longer had to to understand the architecture of a computer. As a result, IBM</text:span> produced a tape-based operating system whose sole purpose was to compile FORTRAN programs for its <text:span text:style-name="T17">line of</text:span> IBM 709, 7090 and 7094 computers. <text:span text:style-name="T16">Because of the ease of maintenance and the abstraction of the code from the hardware, IBM became the foremost hardware developer. This paved the way for computers to branch out from universities and move into mainstream commerce. The first consumer produced operating system, the GM-NAA I/O, was produced in 1956 by General Motors' Research division for its IBM 704. Due to hardware incompatibility issues, IBM introduced the OS360 series to unify </text:span>instruction and input/output architecture <text:span text:style-name="T17">across all platforms.</text:span></text:p>
      <text:p text:style-name="P14"><text:span text:style-name="T17"><text:tab/>An MIT Fellow named </text:span>Fernando Corbató <text:span text:style-name="T16">developed </text:span><text:span text:style-name="T8">Multics ("Multiplexed Information and Computing Service"). </text:span><text:span text:style-name="T9">Which </text:span>was an influential early time-sharing operating system <text:span text:style-name="T16">in 1964. Multics introduced several new features such as</text:span> the concept of ringed security privilege levels. <text:span text:style-name="T18">Bell Labs left the project in 1969 and created UNIX. </text:span></text:p>
      <text:p text:style-name="P7"><text:tab/>In December 1968, <text:span text:style-name="T17">the future of computing took a major leap forward. </text:span>Doug Engelbart <text:span text:style-name="T2">debuted </text:span>the three-button mouse, graphical displays with a multiple-window interface, hyperlinks, and on-screen video conferencing. <text:span text:style-name="T5">Dr. Engelbart displayed his oN-Line System, or </text:span>NLS, on December 9, 1968 <text:span text:style-name="T6">during the</text:span> Fall Joint Computer Conference in San Francisco. This has since been dubbed "The Mother of All Demos", as it not only demonstrated the groundbreaking features of NLS, but also involved assembling some remarkable state-of-the-art video technologies.</text:p>
      <text:p text:style-name="P15"><text:span text:style-name="T3"><text:tab/>In the mid 1970s, the punch cards had given way to the Teletype and the VT100 video terminal reducing turnaround times greatly. <text:s/>“... </text:span>the <text:span text:style-name="T18">existence</text:span> of an accessible screen — a two-dimensional display of text that could be rapidly and reversibly modified — made it economical for software designers to deploy interfaces that could be described as visual rather than textual.” <text:span text:style-name="T18">(</text:span>Raymond <text:span text:style-name="T18">2004)</text:span></text:p>
      <text:p text:style-name="P15"><text:s/><text:span text:style-name="T3">The first personal computer which used a modern graphical user interface was the Xerox Alto, developed in 1973. The major change the Alto made was to move from vector-graphics displays to bit-mapped.</text:span> <text:span text:style-name="T18">E</text:span>arlier graphics hardware <text:span text:style-name="T18">was</text:span> designed to <text:span text:style-name="T18">use as little memory as possible which resulted in cheap but slow performance.</text:span> The Alto <text:span text:style-name="T19">introduced the BitBlt technique which would</text:span> drive each screen pixel from a unique location in a memory map. <text:span text:style-name="T19">The simplification in overhead used by </text:span>BitBlt <text:span text:style-name="T19">led to</text:span> the Alto GUI <text:span text:style-name="T19">being economically </text:span>feasible.</text:p>
      <text:p text:style-name="P3"><text:span text:style-name="T4"><text:tab/>By the mid 1990s, Microsoft had obtained the lion's share of consumers by staying customer focused rather than ignoring the needs of the customer, which pushed Apple into a niche market. In </text:span><text:soft-page-break/><text:span text:style-name="T4">1995, Microsoft released Windows 95. With this newest relase, Microsoft introduced the 'Task Bar' which offered a directory of installed applications, a list of all currently running programs and a </text:span>system tray where users could see the clock and system applications. <text:span text:style-name="T19">All in an attempt to make the operating system more user friendly.</text:span></text:p>
      <text:p text:style-name="P3"><text:tab/><text:span text:style-name="T19">The last big change to come about in user interfaces happened i</text:span>n 2007 <text:span text:style-name="T19">when</text:span> Apple introduced the i<text:span text:style-name="T7">OS</text:span> operating system. <text:span text:style-name="T7">The iOS was the first touch screen phone operating system with mass market appeal. I</text:span>n addition, it also introduces a powerful and innovative graphic user interface also used for the <text:span text:style-name="T19">iPad</text:span> tablet computer. <text:span text:style-name="T20">The overwhelming response to the iPhone led Google to the development of the</text:span> Android <text:span text:style-name="T7">operating system</text:span>, based on Linux, and its own graphic user interface.</text:p>
      <text:p text:style-name="P3"/>
      <text:p text:style-name="P8">Part II</text:p>
      <text:p text:style-name="P8"/>
      <text:p text:style-name="P8"><text:span text:style-name="T10"><text:tab/>A good user interface is </text:span><text:span text:style-name="T12">one that is</text:span><text:span text:style-name="T10"> designed to be simple and powerful, even to a novice user. </text:span><text:span text:style-name="T11">It should be intuitive, fast, and reliable. </text:span><text:span text:style-name="T12">However, an OS must not overwhelm the user or risk the user avoiding that OS. </text:span><text:span text:style-name="T15">Most users are lazy and expect the computer to do the brunt of the work for them. Needless to say, a good OS is one that is self maintaining and self healing since most users do not wish to reboot their devices anytime an error occurs.</text:span></text:p>
      <text:p text:style-name="P16"><text:span text:style-name="T11"><text:tab/>On the topic of intuitive, a GUI style interface must keep certain design elements to avoid confusing and frustrating customers on each new release. As Eric Raymond mentions, “W</text:span>here Apple left most design decisions up to its skilled cadre of in-house interface experts, Microsoft focus-grouped new versions relentlessly. Thus, while Microsoft's designs were derivative and poorly integrated, they did a better job than Apple of providing the individual features that actual customers were asking for. Responsiveness to customer feedback, saturation marketing, and the steadily rising resolution of color screens would help make Windows 3.1 a huge success in 1992.” <text:span text:style-name="T20">What Mr. Raymond suggest is that users are more interested in a product that is designed for them rather than one designed by engineers who might have a different thought processes than your average user.</text:span></text:p>
      <text:p text:style-name="P16"><text:tab/><text:span text:style-name="T20">Furthermore, an OS that is feature rich and easy to use must be fast or risk losing impatient users. For example, one needs only to look at Multics to see what happens to a operating system thrown <text:s/>to the wayside because of the speed. Multics had many advanced ideas that were ahead of their time, and their ideas would live on in spirit in future OS's. The more feature rich an OS is, the more survivable the OS is in the future.</text:span></text:p>
      <text:p text:style-name="P16"><text:tab/><text:span text:style-name="T20">Lastly, an OS needs to be reliable. Even a customer designed focused OS can become too bulky and unreliable. One only needs to look to the Windows Me or Vista OS to see what happens when an OS creates a reputation of unreliability. Thus, a reliable OS must be one that requires as few resources as possible and is self healing in order to prevent crashing. An OS must be easy to maintain too, since new hardware may introduce new requirements of the OS. Users expect for an OS to be easily updated without having to recompile the kernel or anything like that.</text:span></text:p>
      <text:p text:style-name="P8">Part III</text:p>
      <text:p text:style-name="P8"><text:span text:style-name="T10"><text:tab/></text:span><text:span text:style-name="T11">When comparing command line vs GUI interfaces, both have advantages and disadvantages. </text:span><text:span text:style-name="T12">Command line interpreters have the advantages of control, speed, resources, scripting, and remote access. On the other hand, GUIs have the advantages of ease of use and the ability of multitasking. </text:span><text:span text:style-name="T15">In the consumer market, GUIs dominate while in professional server environments, a command line is still utilized.</text:span></text:p>
      <text:p text:style-name="P9"><text:span text:style-name="T12"><text:tab/></text:span><text:span text:style-name="T10">As far as what the average user is expecting, a GUI setup is optimal. Most users demand ease of use and are heavily dependent upon a mouse for application manipulation. Most GUIs use icon</text:span><text:span text:style-name="T15">s</text:span><text:span text:style-name="T10"> that look similar to what their function actually is making it more intuitive. For example, most word processing documents will show an icon of a notebook or a sheet of paper to indicate what </text:span><text:span text:style-name="T15">type of </text:span><text:span text:style-name="T10">application it is. GUIs also open up the possibilities for multitasking whereas a command line cannot display multiple-windows on the screen. </text:span><text:span text:style-name="T15">However, the major disadvantage of a traditional GUI is the </text:span><text:soft-page-break/><text:span text:style-name="T15">lack of power given to the user, as well as the amount of time consumed to perform menial tasks that can be accomplished faster with a command line. Overall, a GUI makes for a easy to understand and use experience at the cost of functionality.</text:span></text:p>
      <text:p text:style-name="P9"><text:span text:style-name="T10"><text:tab/>On the other hand, for a more experienced user, a command line is advantageous since it offers many more rich features than a GUI. For example, a copy command in a terminal can be written on one line. In fact, this is what the operating system is doing for us behind the scenes. However, it requires the user to memorize the commands, and be familiar with all the options you can attach to a command. Another major advantage to a command line is the limited amount of system resources needed vs a traditional GUI. </text:span><text:span text:style-name="T13">In addition, the ability of scripting commands gives the command line a major advantage. </text:span><text:span text:style-name="T14">Scripting allows a user to write a series of commands to perform a task or execute a program. </text:span><text:span text:style-name="T15">In closing, a command line offers users more functionality and a greater range of commands but with a very steep learning curve.</text:span></text:p>
      <text:p text:style-name="P3"/>
      <text:p text:style-name="P2">Sources:</text:p>
      <text:p text:style-name="P2"/>
      <text:p text:style-name="P2"><text:a xlink:type="simple" xlink:href="https://www.cs.rutgers.edu/~pxk/416/notes/01-intro.html">https://www.cs.rutgers.edu/~pxk/416/notes/01-intro.html</text:a></text:p>
      <text:p text:style-name="P2"/>
      <text:p text:style-name="P2"><text:a xlink:type="simple" xlink:href="http://www.cs.berkeley.edu/~brewer/cs262/unix.pdf">http://www.cs.berkeley.edu/~brewer/cs262/unix.pdf</text:a></text:p>
      <text:p text:style-name="P2"/>
      <text:p text:style-name="P2"><text:a xlink:type="simple" xlink:href="http://catb.org/esr/writings/taouu/html/index.html">http://catb.org/esr/writings/taouu/html/index.html</text:a></text:p>
      <text:p text:style-name="P2"/>
      <text:p text:style-name="P5"><text:a xlink:type="simple" xlink:href="http://www.theoligarch.com/microsoft_vs_apple_history.htm">http://www.theoligarch.com/microsoft_vs_apple_history.htm</text:a></text:p>
      <text:p text:style-name="P4"/>
      <text:p text:style-name="P4"><text:a xlink:type="simple" xlink:href="http://archive.wired.com/wired/archive/12.01/mouse.html">http://archive.wired.com/wired/archive/12.01/mouse.html</text:a></text:p>
      <text:p text:style-name="P4"/>
      <text:p text:style-name="P4"><text:a xlink:type="simple" xlink:href="http://www.sitepoint.com/real-history-gui/5/">http://www.sitepoint.com/real-history-gui/5/</text:a></text:p>
      <text:p text:style-name="P4"/>
      <text:p text:style-name="P11"><text:a xlink:type="simple" xlink:href="http://faculty.salina.k-state.edu/tim/ossg/Introduction/OSworking.html">http://faculty.salina.k-state.edu/tim/ossg/Introduction/OSworking.html</text:a></text:p>
      <text:p text:style-name="P11"/>
      <text:p text:style-name="P13"><text:a xlink:type="simple" xlink:href="http://www-formal.stanford.edu/jmc/history/timesharing/timesharing.html">http://www-formal.stanford.edu/jmc/history/timesharing/timesharing.html</text:a></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09:49:35.820063715</meta:creation-date>
    <dc:date>2015-08-31T08:08:52.917004354</dc:date>
    <meta:editing-duration>PT19H39M50S</meta:editing-duration>
    <meta:editing-cycles>22</meta:editing-cycles>
    <meta:generator>LibreOffice/4.2.8.2$Linux_X86_64 LibreOffice_project/420m0$Build-2</meta:generator>
    <meta:document-statistic meta:table-count="0" meta:image-count="0" meta:object-count="0" meta:page-count="3" meta:paragraph-count="29" meta:word-count="1553" meta:character-count="9774" meta:non-whitespace-character-count="8230"/>
  </office:meta>
</office:document-meta>
</file>